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e08" officeooo:paragraph-rsid="00186e08"/>
    </style:style>
    <style:style style:name="P2" style:family="paragraph" style:parent-style-name="Standard">
      <style:paragraph-properties fo:text-align="start" style:justify-single-word="false"/>
      <style:text-properties officeooo:rsid="00186e08" officeooo:paragraph-rsid="00186e08"/>
    </style:style>
    <style:style style:name="P3" style:family="paragraph" style:parent-style-name="Standard">
      <style:paragraph-properties fo:text-align="start" style:justify-single-word="false"/>
      <style:text-properties officeooo:rsid="001c1933" officeooo:paragraph-rsid="001c1933"/>
    </style:style>
    <style:style style:name="P4" style:family="paragraph" style:parent-style-name="Standard">
      <style:paragraph-properties fo:text-align="start" style:justify-single-word="false"/>
      <style:text-properties officeooo:rsid="001c1933" officeooo:paragraph-rsid="001febf9"/>
    </style:style>
    <style:style style:name="P5" style:family="paragraph" style:parent-style-name="Standard">
      <style:paragraph-properties fo:text-align="start" style:justify-single-word="false"/>
      <style:text-properties officeooo:rsid="001c1933" officeooo:paragraph-rsid="002403cf"/>
    </style:style>
    <style:style style:name="P6" style:family="paragraph" style:parent-style-name="Standard">
      <style:paragraph-properties fo:text-align="start" style:justify-single-word="false"/>
      <style:text-properties officeooo:rsid="001c1933" officeooo:paragraph-rsid="00273a61"/>
    </style:style>
    <style:style style:name="P7" style:family="paragraph" style:parent-style-name="Standard">
      <style:paragraph-properties fo:text-align="start" style:justify-single-word="false"/>
      <style:text-properties officeooo:rsid="001c4285" officeooo:paragraph-rsid="001c4285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285" officeooo:paragraph-rsid="001c428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1933" officeooo:paragraph-rsid="001c1933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1c1933" officeooo:paragraph-rsid="001febf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2a5d8c" officeooo:paragraph-rsid="002a5d8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officeooo:rsid="002ad108" officeooo:paragraph-rsid="002ad10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2ad108" officeooo:paragraph-rsid="002ad1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2bd8e4" officeooo:paragraph-rsid="002bd8e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865f4" officeooo:paragraph-rsid="003865f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05a1a" officeooo:paragraph-rsid="00405a1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34742" officeooo:paragraph-rsid="0033474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50362f" officeooo:paragraph-rsid="0050362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38f79" officeooo:paragraph-rsid="00438f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d005" officeooo:paragraph-rsid="0047d0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bc73f" officeooo:paragraph-rsid="005bc7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8880" officeooo:paragraph-rsid="0047888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6bd50" officeooo:paragraph-rsid="0066bd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bcea7" officeooo:paragraph-rsid="006bce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1b5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4cc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d6b7" officeooo:paragraph-rsid="0079d6b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75fa9" officeooo:paragraph-rsid="00775fa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6935c2" officeooo:paragraph-rsid="006935c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4a064" officeooo:paragraph-rsid="0074a0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91b5a" officeooo:paragraph-rsid="00791b5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officeooo:rsid="002c559b" officeooo:paragraph-rsid="002c559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officeooo:rsid="002e54f7" officeooo:paragraph-rsid="002e54f7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fo:font-size="12pt" style:text-underline-style="none" officeooo:rsid="002eb9cb" officeooo:paragraph-rsid="002eb9cb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fo:font-size="12pt" style:text-underline-style="none" officeooo:rsid="00317db6" officeooo:paragraph-rsid="00317db6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fo:font-size="12pt" style:text-underline-style="none" officeooo:rsid="0032e8cb" officeooo:paragraph-rsid="0032e8cb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fo:font-size="12pt" style:text-underline-style="none" officeooo:rsid="00334742" officeooo:paragraph-rsid="00334742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fo:font-size="12pt" style:text-underline-style="none" officeooo:rsid="0039fc6d" officeooo:paragraph-rsid="0039fc6d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fo:font-size="12pt" style:text-underline-style="none" officeooo:rsid="003bd183" officeooo:paragraph-rsid="003bd183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officeooo:rsid="003c540f" officeooo:paragraph-rsid="003c540f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fo:font-size="12pt" style:text-underline-style="none" officeooo:rsid="003e1c3a" officeooo:paragraph-rsid="003e1c3a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fo:font-size="12pt" style:text-underline-style="none" officeooo:rsid="00424267" officeooo:paragraph-rsid="00424267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fo:font-size="12pt" style:text-underline-style="none" officeooo:rsid="0049a349" officeooo:paragraph-rsid="0049a349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fo:font-size="12pt" style:text-underline-style="none" officeooo:rsid="004e85ae" officeooo:paragraph-rsid="004e85ae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1557a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3291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fo:font-size="12pt" style:text-underline-style="none" officeooo:rsid="0053291c" officeooo:paragraph-rsid="0053291c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0ed8a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1ff0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fo:font-size="12pt" style:text-underline-style="none" officeooo:rsid="0061ff0f" officeooo:paragraph-rsid="0061ff0f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fo:font-size="12pt" style:text-underline-style="none" officeooo:rsid="005fc586" officeooo:paragraph-rsid="005786a5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05a1a" officeooo:paragraph-rsid="00405a1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d005" officeooo:paragraph-rsid="0047d00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96be7" officeooo:paragraph-rsid="00496b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50d3d" officeooo:paragraph-rsid="00550d3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b256c" officeooo:paragraph-rsid="005b256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dc1a2" officeooo:paragraph-rsid="005dc1a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8880" officeooo:paragraph-rsid="0047888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1ff0f" officeooo:paragraph-rsid="0061ff0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28262" officeooo:paragraph-rsid="006517d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6bd50" officeooo:paragraph-rsid="0066bd5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bcea7" officeooo:paragraph-rsid="006bcea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d7303" officeooo:paragraph-rsid="006d730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75fa9" officeooo:paragraph-rsid="00775fa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a266f" officeooo:paragraph-rsid="007a266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d63e9" officeooo:paragraph-rsid="007d63e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eef9a" officeooo:paragraph-rsid="007eef9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4a064" officeooo:paragraph-rsid="0074a06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50d3d" officeooo:paragraph-rsid="00550d3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b256c" officeooo:paragraph-rsid="005b256c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58c5d" officeooo:paragraph-rsid="00758c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8a091" officeooo:paragraph-rsid="0078a09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38f79" officeooo:paragraph-rsid="00438f79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78880" officeooo:paragraph-rsid="00478880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75fa9" officeooo:paragraph-rsid="006517d0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58b69d" officeooo:paragraph-rsid="0058b69d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d63e9" officeooo:paragraph-rsid="007d63e9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1pt" style:text-underline-style="none" officeooo:rsid="0053291c" officeooo:paragraph-rsid="0053291c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fo:color="#000000" fo:font-size="11pt" style:text-underline-style="none" officeooo:rsid="005786a5" officeooo:paragraph-rsid="005786a5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41c5" officeooo:paragraph-rsid="005841c5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b69d" officeooo:paragraph-rsid="0058b69d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a398e" officeooo:paragraph-rsid="005a398e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24802a" officeooo:paragraph-rsid="0024802a"/>
    </style:style>
    <style:style style:name="P85" style:family="paragraph" style:parent-style-name="Standard">
      <style:paragraph-properties fo:text-align="start" style:justify-single-word="false"/>
      <style:text-properties fo:color="#990099" fo:font-size="11pt" officeooo:rsid="0028f407" officeooo:paragraph-rsid="0028f407" style:font-size-asian="11pt" style:font-size-complex="11pt"/>
    </style:style>
    <style:style style:name="P86" style:family="paragraph" style:parent-style-name="Standard">
      <style:paragraph-properties fo:text-align="start" style:justify-single-word="false"/>
      <style:text-properties fo:color="#990099" fo:font-size="11pt" officeooo:rsid="0028f407" officeooo:paragraph-rsid="002a5d8c" style:font-size-asian="11pt" style:font-size-complex="11pt"/>
    </style:style>
    <style:style style:name="P87" style:family="paragraph" style:parent-style-name="Standard">
      <style:paragraph-properties fo:text-align="start" style:justify-single-word="false"/>
      <style:text-properties fo:color="#990099" fo:font-size="11pt" officeooo:rsid="002a5d8c" officeooo:paragraph-rsid="002a5d8c" style:font-size-asian="11pt" style:font-size-complex="11pt"/>
    </style:style>
    <style:style style:name="P88" style:family="paragraph" style:parent-style-name="Standard">
      <style:paragraph-properties fo:text-align="start" style:justify-single-word="false"/>
      <style:text-properties fo:color="#990099" fo:font-size="11pt" style:text-underline-style="none" officeooo:rsid="00334742" officeooo:paragraph-rsid="00334742" style:font-size-asian="11pt" style:font-size-complex="11pt"/>
    </style:style>
    <style:style style:name="P89" style:family="paragraph" style:parent-style-name="Standard">
      <style:paragraph-properties fo:text-align="start" style:justify-single-word="false"/>
      <style:text-properties fo:color="#990099" fo:font-size="12pt" officeooo:rsid="002a5d8c" officeooo:paragraph-rsid="002a5d8c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990099" fo:font-size="12pt" style:text-underline-style="none" officeooo:rsid="0032e8cb" officeooo:paragraph-rsid="0032e8cb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color="#990099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990099" fo:font-size="12pt" style:text-underline-style="none" fo:font-weight="normal" officeooo:rsid="006517d0" officeooo:paragraph-rsid="006517d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27e6d7" officeooo:paragraph-rsid="0027e6d7"/>
    </style:style>
    <style:style style:name="P94" style:family="paragraph" style:parent-style-name="Standard">
      <style:paragraph-properties fo:text-align="start" style:justify-single-word="false"/>
      <style:text-properties officeooo:rsid="0028f407" officeooo:paragraph-rsid="0028f407"/>
    </style:style>
    <style:style style:name="P95" style:family="paragraph" style:parent-style-name="Standard">
      <style:paragraph-properties fo:text-align="start" style:justify-single-word="false"/>
      <style:text-properties style:text-underline-style="none" officeooo:rsid="0027e6d7" officeooo:paragraph-rsid="0027e6d7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2403cf" officeooo:paragraph-rsid="001c1933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24802a" officeooo:paragraph-rsid="0024802a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0066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784bcb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ff" fo:font-size="12pt" style:text-underline-style="none" officeooo:rsid="00334742" officeooo:paragraph-rsid="00334742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d7303" officeooo:paragraph-rsid="006d7303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bcea7" officeooo:paragraph-rsid="006bcea7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7d005" officeooo:paragraph-rsid="0047d005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8f383" officeooo:paragraph-rsid="0048f383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05a1a" officeooo:paragraph-rsid="00405a1a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24267" officeooo:paragraph-rsid="00424267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775fa9" officeooo:paragraph-rsid="00775fa9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5b256c" officeooo:paragraph-rsid="005b256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ff" fo:font-size="11pt" style:text-underline-style="none" officeooo:rsid="00550d3d" officeooo:paragraph-rsid="00550d3d" style:font-size-asian="11pt" style:font-size-complex="11pt"/>
    </style:style>
    <style:style style:name="P112" style:family="paragraph" style:parent-style-name="Standard">
      <style:paragraph-properties fo:text-align="start" style:justify-single-word="false"/>
      <style:text-properties fo:color="#0000ff" fo:font-size="11pt" style:text-underline-style="none" officeooo:rsid="00334742" officeooo:paragraph-rsid="00334742" style:font-size-asian="11pt" style:font-size-complex="11pt"/>
    </style:style>
    <style:style style:name="P113" style:family="paragraph" style:parent-style-name="Standard">
      <style:paragraph-properties fo:text-align="start" style:justify-single-word="false"/>
      <style:text-properties fo:color="#0000ff" fo:font-size="11pt" style:text-underline-style="none" officeooo:rsid="0039fc6d" officeooo:paragraph-rsid="0039fc6d" style:font-size-asian="11pt" style:font-size-complex="11pt"/>
    </style:style>
    <style:style style:name="P114" style:family="paragraph" style:parent-style-name="Standard">
      <style:paragraph-properties fo:text-align="start" style:justify-single-word="false"/>
      <style:text-properties fo:color="#0000ff" fo:font-size="11pt" officeooo:rsid="0028f407" officeooo:paragraph-rsid="0028f407" style:font-size-asian="11pt" style:font-size-complex="11pt"/>
    </style:style>
    <style:style style:name="P115" style:family="paragraph" style:parent-style-name="Standard">
      <style:paragraph-properties fo:text-align="start" style:justify-single-word="false"/>
      <style:text-properties fo:color="#0000ff" fo:font-size="11pt" officeooo:rsid="0028f407" officeooo:paragraph-rsid="002a5d8c" style:font-size-asian="11pt" style:font-size-complex="11pt"/>
    </style:style>
    <style:style style:name="P116" style:family="paragraph" style:parent-style-name="Standard">
      <style:paragraph-properties fo:text-align="start" style:justify-single-word="false"/>
      <style:text-properties fo:color="#0000ff" fo:font-size="11pt" officeooo:rsid="002a5d8c" officeooo:paragraph-rsid="002a5d8c" style:font-size-asian="11pt" style:font-size-complex="11pt"/>
    </style:style>
    <style:style style:name="P117" style:family="paragraph" style:parent-style-name="Standard">
      <style:paragraph-properties fo:text-align="start" style:justify-single-word="false"/>
      <style:text-properties fo:color="#0000ff" fo:font-size="11pt" officeooo:rsid="001c1933" officeooo:paragraph-rsid="00273a61" style:font-size-asian="11pt" style:font-size-complex="11pt"/>
    </style:style>
    <style:style style:name="P118" style:family="paragraph" style:parent-style-name="Standard">
      <style:paragraph-properties fo:text-align="start" style:justify-single-word="false"/>
      <style:text-properties fo:color="#0000ff" fo:font-size="11pt" officeooo:rsid="001c1933" officeooo:paragraph-rsid="001c1933" style:font-size-asian="11pt" style:font-size-complex="11pt"/>
    </style:style>
    <style:style style:name="P119" style:family="paragraph" style:parent-style-name="Standard">
      <style:paragraph-properties fo:text-align="start" style:justify-single-word="false"/>
      <style:text-properties fo:color="#0000ff" fo:font-size="11pt" officeooo:rsid="0024802a" officeooo:paragraph-rsid="0024802a" style:font-size-asian="11pt" style:font-size-complex="11pt"/>
    </style:style>
    <style:style style:name="P120" style:family="paragraph" style:parent-style-name="Text_20_body">
      <style:text-properties style:font-name="Liberation Serif" fo:font-size="11pt" style:font-size-asian="11pt" style:font-size-complex="11pt"/>
    </style:style>
    <style:style style:name="P121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285" style:font-weight-asian="bold" style:font-weight-complex="bold"/>
    </style:style>
    <style:style style:name="T3" style:family="text">
      <style:text-properties fo:font-weight="bold" officeooo:rsid="001febf9" style:font-weight-asian="bold" style:font-weight-complex="bold"/>
    </style:style>
    <style:style style:name="T4" style:family="text">
      <style:text-properties fo:font-weight="bold" officeooo:rsid="0021d5ce" style:font-weight-asian="bold" style:font-weight-complex="bold"/>
    </style:style>
    <style:style style:name="T5" style:family="text">
      <style:text-properties fo:font-weight="bold" officeooo:rsid="00237911" style:font-weight-asian="bold" style:font-weight-complex="bold"/>
    </style:style>
    <style:style style:name="T6" style:family="text">
      <style:text-properties fo:font-weight="bold" officeooo:rsid="002403cf" style:font-weight-asian="bold" style:font-weight-complex="bold"/>
    </style:style>
    <style:style style:name="T7" style:family="text">
      <style:text-properties fo:font-weight="bold" officeooo:rsid="00359bb7" style:font-weight-asian="bold" style:font-weight-complex="bold"/>
    </style:style>
    <style:style style:name="T8" style:family="text">
      <style:text-properties fo:font-weight="bold" officeooo:rsid="004ad6a6" style:font-weight-asian="bold" style:font-weight-complex="bold"/>
    </style:style>
    <style:style style:name="T9" style:family="text">
      <style:text-properties fo:font-weight="bold" officeooo:rsid="004c3422" style:font-weight-asian="bold" style:font-weight-complex="bold"/>
    </style:style>
    <style:style style:name="T10" style:family="text">
      <style:text-properties fo:font-weight="bold" officeooo:rsid="006517d0" style:font-weight-asian="bold" style:font-weight-complex="bold"/>
    </style:style>
    <style:style style:name="T11" style:family="text">
      <style:text-properties fo:font-weight="bold" officeooo:rsid="007c1e4d" style:font-weight-asian="bold" style:font-weight-complex="bold"/>
    </style:style>
    <style:style style:name="T12" style:family="text">
      <style:text-properties officeooo:rsid="001c4285"/>
    </style:style>
    <style:style style:name="T13" style:family="text">
      <style:text-properties officeooo:rsid="001febf9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7139bb" style:font-size-asian="11pt" style:font-size-complex="11pt"/>
    </style:style>
    <style:style style:name="T16" style:family="text">
      <style:text-properties fo:font-size="11pt" fo:font-weight="normal" officeooo:rsid="007139bb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775fa9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officeooo:rsid="0021d5c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d5ce" style:font-weight-asian="normal" style:font-weight-complex="normal"/>
    </style:style>
    <style:style style:name="T22" style:family="text">
      <style:text-properties fo:font-weight="normal" officeooo:rsid="00230bce" style:font-weight-asian="normal" style:font-weight-complex="normal"/>
    </style:style>
    <style:style style:name="T23" style:family="text">
      <style:text-properties fo:font-weight="normal" officeooo:rsid="00237911" style:font-weight-asian="normal" style:font-weight-complex="normal"/>
    </style:style>
    <style:style style:name="T24" style:family="text">
      <style:text-properties fo:font-weight="normal" officeooo:rsid="002403cf" style:font-weight-asian="normal" style:font-weight-complex="normal"/>
    </style:style>
    <style:style style:name="T25" style:family="text">
      <style:text-properties fo:font-weight="normal" officeooo:rsid="00273a61" style:font-weight-asian="normal" style:font-weight-complex="normal"/>
    </style:style>
    <style:style style:name="T26" style:family="text">
      <style:text-properties fo:font-weight="normal" officeooo:rsid="007139bb" style:font-weight-asian="normal" style:font-weight-complex="normal"/>
    </style:style>
    <style:style style:name="T27" style:family="text">
      <style:text-properties officeooo:rsid="00262bf1"/>
    </style:style>
    <style:style style:name="T28" style:family="text">
      <style:text-properties officeooo:rsid="00273a61"/>
    </style:style>
    <style:style style:name="T29" style:family="text">
      <style:text-properties officeooo:rsid="0027f957"/>
    </style:style>
    <style:style style:name="T30" style:family="text">
      <style:text-properties officeooo:rsid="002856f6"/>
    </style:style>
    <style:style style:name="T31" style:family="text">
      <style:text-properties fo:color="#000000"/>
    </style:style>
    <style:style style:name="T32" style:family="text">
      <style:text-properties fo:color="#000000" officeooo:rsid="00683313"/>
    </style:style>
    <style:style style:name="T33" style:family="text">
      <style:text-properties fo:color="#000000" fo:font-size="11pt" fo:font-weight="normal" officeooo:rsid="00775fa9" style:font-size-asian="9.60000038146973pt" style:font-weight-asian="normal" style:font-size-complex="11pt" style:font-weight-complex="normal"/>
    </style:style>
    <style:style style:name="T34" style:family="text">
      <style:text-properties fo:color="#000000" fo:font-weight="normal" officeooo:rsid="00784bcb" style:font-weight-asian="normal" style:font-weight-complex="normal"/>
    </style:style>
    <style:style style:name="T35" style:family="text">
      <style:text-properties fo:color="#000000" officeooo:rsid="00784bcb"/>
    </style:style>
    <style:style style:name="T36" style:family="text">
      <style:text-properties officeooo:rsid="002a5d8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353e15"/>
    </style:style>
    <style:style style:name="T39" style:family="text">
      <style:text-properties officeooo:rsid="0035f682"/>
    </style:style>
    <style:style style:name="T40" style:family="text">
      <style:text-properties officeooo:rsid="00424267"/>
    </style:style>
    <style:style style:name="T41" style:family="text">
      <style:text-properties fo:font-size="12pt" style:font-size-asian="10.5pt" style:font-size-complex="12pt"/>
    </style:style>
    <style:style style:name="T42" style:family="text">
      <style:text-properties officeooo:rsid="00496be7"/>
    </style:style>
    <style:style style:name="T43" style:family="text">
      <style:text-properties officeooo:rsid="004ad6a6"/>
    </style:style>
    <style:style style:name="T44" style:family="text">
      <style:text-properties officeooo:rsid="004c3422"/>
    </style:style>
    <style:style style:name="T45" style:family="text">
      <style:text-properties officeooo:rsid="004ca4b4"/>
    </style:style>
    <style:style style:name="T46" style:family="text">
      <style:text-properties officeooo:rsid="005dd953"/>
    </style:style>
    <style:style style:name="T47" style:family="text">
      <style:text-properties officeooo:rsid="006517d0"/>
    </style:style>
    <style:style style:name="T48" style:family="text">
      <style:text-properties officeooo:rsid="006f499a"/>
    </style:style>
    <style:style style:name="T49" style:family="text">
      <style:text-properties fo:color="#0000ff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fo:font-size="11pt" style:font-size-asian="11pt" style:font-size-complex="11pt"/>
    </style:style>
    <style:style style:name="T52" style:family="text">
      <style:text-properties fo:color="#0000ff" fo:font-size="11pt" officeooo:rsid="0053291c" style:font-size-asian="11pt" style:font-size-complex="11pt"/>
    </style:style>
    <style:style style:name="T53" style:family="text">
      <style:text-properties fo:color="#0000ff" fo:font-size="11pt" officeooo:rsid="00273a61" style:font-size-asian="11pt" style:font-size-complex="11pt"/>
    </style:style>
    <style:style style:name="T54" style:family="text">
      <style:text-properties fo:color="#0000ff" fo:font-size="11pt" officeooo:rsid="00262bf1" style:font-size-asian="11pt" style:font-size-complex="11pt"/>
    </style:style>
    <style:style style:name="T55" style:family="text">
      <style:text-properties fo:color="#0000ff" fo:font-size="11pt" officeooo:rsid="001febf9" style:font-size-asian="11pt" style:font-size-complex="11pt"/>
    </style:style>
    <style:style style:name="T56" style:family="text">
      <style:text-properties fo:color="#0000ff" fo:font-size="11pt" officeooo:rsid="007d72ff" style:font-size-asian="11pt" style:font-size-complex="11pt"/>
    </style:style>
    <style:style style:name="T57" style:family="text">
      <style:text-properties fo:color="#0000ff" fo:font-size="11pt" fo:font-weight="bold" officeooo:rsid="004ca4b4" style:font-size-asian="11pt" style:font-weight-asian="bold" style:font-size-complex="11pt" style:font-weight-complex="bold"/>
    </style:style>
    <style:style style:name="T58" style:family="text">
      <style:text-properties fo:color="#0000ff" officeooo:rsid="006517d0"/>
    </style:style>
    <style:style style:name="T59" style:family="text">
      <style:text-properties fo:color="#0000ff" fo:font-weight="bold" officeooo:rsid="004ad6a6" style:font-weight-asian="bold" style:font-weight-complex="bold"/>
    </style:style>
    <style:style style:name="T60" style:family="text">
      <style:text-properties fo:color="#0000ff" officeooo:rsid="004ad6a6"/>
    </style:style>
    <style:style style:name="T61" style:family="text">
      <style:text-properties fo:color="#0000ff" style:font-name="Liberation Serif" fo:font-size="11pt" style:font-size-asian="11pt" style:font-size-complex="11pt"/>
    </style:style>
    <style:style style:name="T62" style:family="text">
      <style:text-properties fo:color="#ff3333" fo:font-weight="normal" officeooo:rsid="00775fa9" style:font-weight-asian="normal" style:font-weight-complex="normal"/>
    </style:style>
    <style:style style:name="T63" style:family="text">
      <style:text-properties officeooo:rsid="00794cc7"/>
    </style:style>
    <style:style style:name="T64" style:family="text">
      <style:text-properties officeooo:rsid="007c1e4d"/>
    </style:style>
    <style:style style:name="T65" style:family="text">
      <style:text-properties officeooo:rsid="00803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<text:span text:style-name="T38">Cours</text:span></text:p>
      <text:p text:style-name="P1"/>
      <text:p text:style-name="P8">Cou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34:25.149852180</meta:creation-date>
    <meta:generator>LibreOffice/4.2.8.2$Linux_X86_64 LibreOffice_project/420m0$Build-2</meta:generator>
    <dc:date>2016-11-03T10:26:55.260372175</dc:date>
    <meta:editing-duration>PT7H54M58S</meta:editing-duration>
    <meta:editing-cycles>99</meta:editing-cycles>
    <meta:document-statistic meta:table-count="0" meta:image-count="0" meta:object-count="0" meta:page-count="1" meta:paragraph-count="2" meta:word-count="3" meta:character-count="17" meta:non-whitespace-character-count="15"/>
  </office:meta>
</office:document-meta>
</file>